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2.7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71.8pt"/>
    </style:style>
    <style:style style:name="co9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Lukas Helman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4]+0.6*[.J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5]+0.6*[.J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6]+0.6*[.J6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]*0.2+[.F7]*0.4+[.G7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7]+0.6*[.J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C7]*(0.4*(0.2*[.E7]+0.4*[.F7]+0.4*[.G7])+0.6*(0.4*[.I7]+0.6*[.J7]))*[.K7]" office:value-type="float" office:value="0.25" calcext:value-type="float">
            <text:p>0.25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8]*0.2+[.F8]*0.4+[.G8]*0.4"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0.4*[.I8]+0.6*[.J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[.C8]*(0.4*(0.2*[.E8]+0.4*[.F8]+0.4*[.G8])+0.6*(0.4*[.I8]+0.6*[.J8]))*[.K8]" office:value-type="float" office:value="2.616" calcext:value-type="float">
            <text:p>2.616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9]*0.2+[.F9]*0.4+[.G9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9]+0.6*[.J9]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C9]*(0.4*(0.2*[.E9]+0.4*[.F9]+0.4*[.G9])+0.6*(0.4*[.I9]+0.6*[.J9]))*[.K9]" office:value-type="float" office:value="1.928" calcext:value-type="float">
            <text:p>1.928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7:31:17.4805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8-21T17:31:28.703821000</dc:date>
    <meta:editing-duration>PT2H25M48S</meta:editing-duration>
    <meta:editing-cycles>16</meta:editing-cycles>
    <meta:generator>LibreOffice/5.1.6.2$MacOSX_X86_64 LibreOffice_project/07ac168c60a517dba0f0d7bc7540f5afa45f0909</meta:generator>
    <meta:document-statistic meta:table-count="1" meta:cell-count="88" meta:object-count="0"/>
  </office:meta>
</office:document-meta>
</file>